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49pt"/>
    </style:style>
    <style:style style:name="co2" style:family="table-column">
      <style:table-column-properties fo:break-before="auto" style:column-width="232.61pt"/>
    </style:style>
    <style:style style:name="co3" style:family="table-column">
      <style:table-column-properties fo:break-before="auto" style:column-width="175.44pt"/>
    </style:style>
    <style:style style:name="co4" style:family="table-column">
      <style:table-column-properties fo:break-before="auto" style:column-width="139.15pt"/>
    </style:style>
    <style:style style:name="co5" style:family="table-column">
      <style:table-column-properties fo:break-before="auto" style:column-width="155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tholic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rst Name 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pclasby@stpatrickcarlsbad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jnye@stpatrickcarlsbad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mgonzalez@stpatrickcarlsbad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mmclain@stpatrickcarlsbad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gthomsen@christcathedralparish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men.traill@cox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ris Hartung &lt;chartung@udel.edu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anna.kimling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rezgardelreal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ubio@christcathedralparish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ry.keller@as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loriampulido79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atecook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eg Kozlowski &lt;greg.kozlowski@yahoo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uitarninja1283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sabella Barrett &lt;isabellabarrett2000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toro &lt;iukpeh@yahoo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anicefinney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chan288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nbrown43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hnny Nogales &lt;jnogal21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ulie McConnell &lt;jmcconnell524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uliehassett1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ren Rohan &lt;rohankaren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garast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mcender12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mbarry@ameritech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rs_geri@catholicexchang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ura@thecas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bell9180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nda Hall &lt;lindabraskohall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sajo8899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LWSpeak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ia Villa &lt;consuelovilla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tthew Garcia &lt;garcia.matthewjames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ara Cash &lt;miara.cash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chael Vento &lt;michaelvento@yahoo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spak@cox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zbr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amyg.smith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trickjordan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eter Regalado &lt;petregalado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seann_webb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ndra@sharper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ebnt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errylknowles@icloud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cialconcerns@thecas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fia Falter &lt;sofi.falt@q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bhansen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pbhanse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eve/Lynn Lillis &lt;lillisfamily6@gmail.com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san-gei@mindspring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fmusselman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eronicagbutler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frowlandcjm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alli Hidalgo &lt;yhidalgo@asu.edu&gt;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arragree@diocesec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Barraza@dioceseoflascruce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dmin@gcu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el726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jguilherme77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kron@roo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bertig2001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llie@stfrancisuofa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macdon007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macdon007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morris@lykehou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drew.wright@focu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gela@catholicjack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nn@stmadsophi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odonoghue@olachurch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quinasNewman@NVC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alentiny@stjohncatholic.com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waring@richmond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williams@olivetcolleg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zdsrtbl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kercatholic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akercatholic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ach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njhasse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etty@stjude-redmon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garvin@holycrossatlant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llings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illingscc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jgabor@comcast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jscorner@prodigy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martinez@catholicucs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mueller@hunter.cuny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lletin@saintjosephc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rnsm@archmil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tlercatholiccommunit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ltech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mpusminister@stcatherinedrak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mpusminister@stcatherinesl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mpusministry@georgetow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mpusministry@newmanhawaii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mpusministry@seattle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mpusministry@shc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daceshughes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a@stanthonyangola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ly.mcshane@saintbenedictinstitut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ly.mcshane@saintbenedictinstitut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rranzasal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com@ucsd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edral@sf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.cornerstone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@adelphi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@cornell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@gra.midco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@gra.midco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@ucmerced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campus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campusministry@sjfcup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campusnmu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CampusSU@visitstfranci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coug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coug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tholicnewmancenterlssu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bosse@catholicusf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m@bloom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m@uark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mintern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poffice@brookings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cpoffice@brookings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estokes@samford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gerriets@csm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gerriets@csm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itzelberger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ristking@allophon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ristking@allophon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urch@olwnren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hurch@sacredheartofelgi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konczal@umich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m@fordham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martensen@ithaca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fcatholics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eauccc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meauccc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act@catholiccenternyu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act@diddecent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act@diddecent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der@stgerar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rso.1@os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ajag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chillinger@dioceseofgreensburg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c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c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hields@newman.upen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sup.pack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katlsu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tkchurch@midconetwork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ua-campus-ministry@cua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wertin@dioceseofpueblo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vism8@ohiodominica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bstevens@Indianatech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clark5735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nis.skonseng@fargo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nnis.skonseng@fargo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rector@astatecn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rector@bengalcatholics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irector@osu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n@staparish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orothy.sokol@rcd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smolarski@sc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white6@sl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dgar@csuf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mma@john23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mmafisher@wwu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rich@catholicjack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scheelje@fraterna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tsucatholiccenter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aithformation@stfrancisben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aithformation@stfrancisben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atheringel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atherjaehwa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daggett@bates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lofitch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.dan@newmane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.vu@stsbhm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altonji@stephenthemartyr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andyb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ankofm@ccatug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bill@lukespot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bryan@stspandp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chene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chene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clements@asu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garryop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jfleming@ma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JimHanderhan@stcharlescatholicchurch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Jordan@uw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jordansamson@sf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josh@gt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joshua@pittsburghoratory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ontdesk@ut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patrick@hoosier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stevenjones@sf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stevenjones@sf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tim@queenschurch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tom@sf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tran@saintaugustinechurch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rwking@hbg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sucatholic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-horning@on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as62@georgetow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heimerman@dc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heimerman@dc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iffordly@cableon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ljanelle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mucc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riseldal.cardenas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gwright@stfrancisparish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nemand@stmarysbellevu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imerman.g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ello@greensboro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llsdale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kapp16@austincolleg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kapp16@austincolleg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lyfamily@mitchelltelecom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olynamecoffeyville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unewmanclub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cc@svcc.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.shsu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asu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aucatholic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bear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cal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catholichoo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catholicjack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catholictroj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christendom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corpuschristibismarck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davis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focu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newmanhawaii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jcn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tfabi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tmox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tpatspasco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tstephenchurch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tviato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stviato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umwccm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universitychurch.i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unlv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unlv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@uw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for@theholyspiritparish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sidore@megavisio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usb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usbnewman@gmail.com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ames.ebert@rcd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andmdivon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anet@uw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anet@uw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baca@uccl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boll@emory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daniel@rcnewmancenter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daniel@rcnewmancenter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enmiron72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enna.koster@stisidores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enniferbriselden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erry@catholic-do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essica.kuznia@und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essica.kuznia@und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im.wickman@georgetow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jansen@focusonlin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jenkins@sc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koch@evdio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mikulski@ourladyqueenofheave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mr.holyname@iw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mucc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emclsm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hnk@csuf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hnk@csufnewma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osh@john23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reyes@ccm847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reyes@ccm847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ulie.cowley@avila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Julie@gw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.broadwater@frostburg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aseymillercc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dwanner@umary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ewinkler@archomah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nott@hanover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ris.a.ringwall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ris.a.ringwall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ksteele@cdlex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lonso@stanford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alvarado@visitstfranci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ysters@stmarti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ysters@stmarti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eysters@stmarti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helfrich@fontonn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ddellt@seattle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llie@newmancent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llie@newmancent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inda@slo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ykehouse@lykehou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lzelten@gbdio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herna@calluthera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ilbox@boilercatholic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ilbox@buckeye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lexander@uscupstat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lene@baylor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lene@baylor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y.callan-farley@marquett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yhacker@cableon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yhacker@cableon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ryhacker@cableon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stodoncatholic@pfw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tthew.boettger@thomascent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ttingly@diocesekcsj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dia@st-loui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ganmbschulz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esa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hamilton5@ggc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chaelhasso@flint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ke@asu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ke@stmonica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es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s@ststephenuni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kresich@pnw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kresich@pnw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laneve@annamaria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ollie-sundermeier@husker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qa@mqaftscott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ervis@cdlex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grmarren@allsaints.u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hiner@colgat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sullivan@parish.dol-i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tk@nebrwesleya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wsu.newman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yhalyk@a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zauche@emory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catcc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chancey@dw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-center@uiowa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-center@uiowa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.vt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@chapma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@mst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@safg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@ua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@uwlax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center@stmarystpaulb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center@unl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centerunk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centerunk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centerunk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nmhu@liv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secretary@diospringfiel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secretary@diospringfiel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ewmanstaffers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goodman@stphilipsbemidji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icholasville@catholicweb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pobocik@strobertschoo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holyfamparm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acredheartwinchest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aintjames-parish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jecarmichael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taugc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tjohnsindy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tjohnsindy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tmarycmu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tpatricksripo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ffice@svdpks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llcalcity@verizon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lwnreno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lwnreno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duans.stanthon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_office@blessedsacramentc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@olmalibu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@sacredheartarkcity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@sfx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@stmaryswayn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@stmaryswayn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@stpaulyakim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rishoffice@st-mary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tor@uo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tor@uo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storsmsp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ati@saintbrend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dxnewmancenter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f.covino@assumptio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heric@dioceseofspokan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aisewitnessworship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iffon@athens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rspat@buffalo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torrey@stormlake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qofpchurchselma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carrier@amherst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collins@adria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cook@omius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dunmyer@stthomascatholi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ctory@olfnewcastl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nee.hendricks@jpiiomah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fosnaugh@hsunewmancenter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heman@maryvill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jennings@stisidores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jennings@stisidores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obyb@wcs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seibert@scd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siar@jp2newma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udyru777run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credhearthartwell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credheartmiami@cableon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credheartmiami@cableon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intjosephwichita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kerman@standrewpasaden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lazare@seattle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m.ogdie@augi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nangelo.newmancenter@sanangelo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anangelo.newmancenter@sanangelodiocese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retary@beloveddiscipleparish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retary@holycrossdov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cretary@ourladyofhope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garlitz@olvlg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i@staparish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i@staparish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imcortney@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arimcortney@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hockleecr@priestforev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isterraquel@stjosephchurch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jbreceptionist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jones@diocesec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mahoney@temple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mayerhofer@drv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NOHNER@CSBSJU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unewmanashland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ounewmanashland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rrose@binghamton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dublin@eircom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tbenedictsch@twc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sunewmancenter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.aloysius@charter.ne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.julia1957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lbert@stal-mtu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alphonsus@do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brigid2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brigid2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francisnewman@msn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francisnewman@parish.dol-in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francisparishoffice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jamesc@stjamescaz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johntx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josephtuskegee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leoatu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marys@suddenlink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marys@umich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patrick97351@yahoo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peter.office@frontier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peters@lagrange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smanda@utma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smanda@utma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smary.paul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udent.newmancenter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udent.newmancenter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vincentparishla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esa@broncocatholi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ferguson@dw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m@umassdcatholics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itancatholics@gbdioc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ddmlt@hot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ddPetersen@me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puszcze@sienaheights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tucatholic1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ucatholicministr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alrccm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d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mark@archat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mbc.catholic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Min@umary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Min@umary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ministry@stjoeup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niversityministry@sandiego.ed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CCatholicMinistry@gmail.c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aya@stvincentferrer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th@stanselmstl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th@sthamesbasilic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outh@stjamesbasilica.or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zaninb@uww.edu</text:p>
          </table:table-cell>
          <table:table-cell table:number-columns-repeated="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office:value-type="string" calcext:value-type="string">
            <text:p>dianna.kimling@yahoo.com</text:p>
          </table:table-cell>
        </table:table-row>
        <table:table-row table:style-name="ro1">
          <table:table-cell office:value-type="string" calcext:value-type="string">
            <text:p>drezgardelreal@yahoo.com</text:p>
          </table:table-cell>
        </table:table-row>
        <table:table-row table:style-name="ro1">
          <table:table-cell office:value-type="string" calcext:value-type="string">
            <text:p>frubio@christcathedralparish.org</text:p>
          </table:table-cell>
        </table:table-row>
        <table:table-row table:style-name="ro1">
          <table:table-cell office:value-type="string" calcext:value-type="string">
            <text:p>gary.keller@asu.edu</text:p>
          </table:table-cell>
        </table:table-row>
        <table:table-row table:style-name="ro1">
          <table:table-cell office:value-type="string" calcext:value-type="string">
            <text:p>gloriampulido79@gmail.com</text:p>
          </table:table-cell>
        </table:table-row>
        <table:table-row table:style-name="ro1">
          <table:table-cell office:value-type="string" calcext:value-type="string">
            <text:p>gratecook@hotmail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9">00/00/0000</text:date>, <text:time style:data-style-name="N2" text:time-value="22:39:32.8192503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9T22:43:52.612240628</dc:date>
    <meta:editing-duration>PT6M54S</meta:editing-duration>
    <meta:editing-cycles>3</meta:editing-cycles>
    <meta:generator>LibreOffice/6.0.7.3$Linux_X86_64 LibreOffice_project/00m0$Build-3</meta:generator>
    <meta:document-statistic meta:table-count="2" meta:cell-count="492" meta:object-count="0"/>
  </office:meta>
</office:document-meta>
</file>